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c1c1c" officeooo:rsid="00095fb8" officeooo:paragraph-rsid="00095fb8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508cm" fo:min-width="6.3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82cm" fo:min-width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302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785cm" fo:min-width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487cm" fo:min-width="5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3.413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06cm" fo:min-width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931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931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815cm" fo:min-width="6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535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draw:text-style-name="P2" svg:width="2.197cm" svg:height="1.535cm" svg:x="3.14cm" svg:y="2.579cm"><text:p text:style-name="P2">Backbone</text:p><text:p text:style-name="P2">Matriz</text:p><draw:enhanced-geometry svg:viewBox="0 0 21600 21600" draw:type="rectangle" draw:enhanced-path="M 0 0 L 21600 0 21600 21600 0 21600 0 0 Z N"/></draw:custom-shape><draw:custom-shape text:anchor-type="paragraph" draw:z-index="1" draw:name="Forma2" draw:style-name="gr11" svg:width="8.838cm" svg:height="2.567cm" svg:x="7.214cm" svg:y="-0.94cm"><text:p>Backbone WAN Corporativ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3" draw:style-name="gr10" draw:text-style-name="P2" svg:width="3.017cm" svg:height="1.932cm" svg:x="9.781cm" svg:y="3.293cm"><text:p text:style-name="P2">Backbone</text:p><text:p text:style-name="P2">Filial </text:p><text:p text:style-name="P2">Florianópolis</text:p><draw:enhanced-geometry svg:viewBox="0 0 21600 21600" draw:type="rectangle" draw:enhanced-path="M 0 0 L 21600 0 21600 21600 0 21600 0 0 Z N"/></draw:custom-shape><draw:custom-shape text:anchor-type="paragraph" draw:z-index="3" draw:name="Forma4" draw:style-name="gr9" draw:text-style-name="P2" svg:width="2.752cm" svg:height="1.932cm" svg:x="16.607cm" svg:y="2.526cm"><text:p text:style-name="P2">Backbone</text:p><text:p text:style-name="P2">Filial </text:p><text:p text:style-name="P2">Porto Alegre</text:p><draw:enhanced-geometry svg:viewBox="0 0 21600 21600" draw:type="rectangle" draw:enhanced-path="M 0 0 L 21600 0 21600 21600 0 21600 0 0 Z N"/></draw:custom-shape><draw:line text:anchor-type="paragraph" draw:z-index="4" draw:name="Forma5" draw:style-name="gr1" draw:text-style-name="P2" svg:x1="4.965cm" svg:y1="2.578cm" svg:x2="7.955cm" svg:y2="0.594cm"><text:p/></draw:line><draw:line text:anchor-type="paragraph" draw:z-index="5" draw:name="Forma6" draw:style-name="gr1" draw:text-style-name="P2" svg:x1="10.945cm" svg:y1="3.585cm" svg:x2="11.368cm" svg:y2="1.124cm"><text:p/></draw:line><draw:line text:anchor-type="paragraph" draw:z-index="6" draw:name="Forma7" draw:style-name="gr1" draw:text-style-name="P2" svg:x1="17.56cm" svg:y1="2.526cm" svg:x2="14.623cm" svg:y2="0.621cm"><text:p/></draw:line><draw:custom-shape text:anchor-type="paragraph" draw:z-index="7" draw:name="Forma8" draw:style-name="gr8" svg:width="2.303cm" svg:height="1.562cm" svg:x="3.087cm" svg:y="5.595cm"><text:p><text:s text:c="2"/>Rou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8" draw:style-name="gr8" svg:width="2.303cm" svg:height="1.562cm" svg:x="10.257cm" svg:y="6.071cm"><text:p><text:s text:c="2"/>Rou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8" draw:style-name="gr8" svg:width="2.303cm" svg:height="1.562cm" svg:x="17.163cm" svg:y="5.727cm"><text:p><text:s text:c="2"/>Rou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9" draw:style-name="gr3" svg:width="3.758cm" svg:height="0.583cm" svg:x="9.887cm" svg:y="-1.76cm"><text:p>Rede: 201.222.5.0/24</text:p><draw:enhanced-geometry svg:viewBox="0 0 21600 21600" draw:type="rectangle" draw:enhanced-path="M 0 0 L 21600 0 21600 21600 0 21600 0 0 Z N"/></draw:custom-shape><draw:custom-shape text:anchor-type="paragraph" draw:z-index="11" draw:name="Forma9" draw:style-name="gr3" svg:width="3.758cm" svg:height="0.583cm" svg:x="2.452cm" svg:y="1.018cm"><text:p>201.222.5.60/30</text:p><draw:enhanced-geometry svg:viewBox="0 0 21600 21600" draw:type="rectangle" draw:enhanced-path="M 0 0 L 21600 0 21600 21600 0 21600 0 0 Z N"/></draw:custom-shape><draw:custom-shape text:anchor-type="paragraph" draw:z-index="12" draw:name="Forma9" draw:style-name="gr3" svg:width="3.758cm" svg:height="0.583cm" svg:x="7.188cm" svg:y="1.997cm"><text:p>201.222.5.68/30</text:p><draw:enhanced-geometry svg:viewBox="0 0 21600 21600" draw:type="rectangle" draw:enhanced-path="M 0 0 L 21600 0 21600 21600 0 21600 0 0 Z N"/></draw:custom-shape><draw:custom-shape text:anchor-type="paragraph" draw:z-index="13" draw:name="Forma9" draw:style-name="gr3" svg:width="3.758cm" svg:height="0.583cm" svg:x="17.136cm" svg:y="1.177cm"><text:p>201.222.5.56/30</text:p><draw:enhanced-geometry svg:viewBox="0 0 21600 21600" draw:type="rectangle" draw:enhanced-path="M 0 0 L 21600 0 21600 21600 0 21600 0 0 Z N"/></draw:custom-shape><draw:line text:anchor-type="paragraph" draw:z-index="14" draw:name="Forma10" draw:style-name="gr1" draw:text-style-name="P2" svg:x1="4.172cm" svg:y1="3.955cm" svg:x2="4.225cm" svg:y2="5.595cm"><text:p/></draw:line><draw:line text:anchor-type="paragraph" draw:z-index="15" draw:name="Forma11" draw:style-name="gr1" draw:text-style-name="P2" svg:x1="11.368cm" svg:y1="5.225cm" svg:x2="11.368cm" svg:y2="6.151cm"><text:p/></draw:line><draw:line text:anchor-type="paragraph" draw:z-index="16" draw:name="Forma12" draw:style-name="gr1" draw:text-style-name="P2" svg:x1="17.877cm" svg:y1="4.272cm" svg:x2="18.353cm" svg:y2="5.86cm"><text:p/></draw:line><draw:custom-shape text:anchor-type="paragraph" draw:z-index="17" draw:name="Forma9" draw:style-name="gr3" svg:width="3.758cm" svg:height="0.583cm" svg:x="-0.088cm" svg:y="4.616cm"><text:p>201.222.5.40/30</text:p><draw:enhanced-geometry svg:viewBox="0 0 21600 21600" draw:type="rectangle" draw:enhanced-path="M 0 0 L 21600 0 21600 21600 0 21600 0 0 Z N"/></draw:custom-shape><draw:custom-shape text:anchor-type="paragraph" draw:z-index="18" draw:name="Forma9" draw:style-name="gr3" svg:width="3.758cm" svg:height="0.583cm" svg:x="7.161cm" svg:y="5.33cm"><text:p>201.222.5.44/30</text:p><draw:enhanced-geometry svg:viewBox="0 0 21600 21600" draw:type="rectangle" draw:enhanced-path="M 0 0 L 21600 0 21600 21600 0 21600 0 0 Z N"/></draw:custom-shape><draw:custom-shape text:anchor-type="paragraph" draw:z-index="19" draw:name="Forma9" draw:style-name="gr3" svg:width="3.758cm" svg:height="0.583cm" svg:x="14.12cm" svg:y="4.775cm"><text:p>201.222.5.48/30</text:p><draw:enhanced-geometry svg:viewBox="0 0 21600 21600" draw:type="rectangle" draw:enhanced-path="M 0 0 L 21600 0 21600 21600 0 21600 0 0 Z N"/></draw:custom-shape><draw:custom-shape text:anchor-type="paragraph" draw:z-index="20" draw:name="Forma13" draw:style-name="gr5" svg:width="2.779cm" svg:height="1.244cm" svg:x="-0.617cm" svg:y="7.738cm"><text:p>Switch 01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1" draw:name="Forma13" draw:style-name="gr5" svg:width="2.779cm" svg:height="1.244cm" svg:x="4.383cm" svg:y="7.765cm"><text:p>Switch 02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2" draw:name="Forma14" draw:style-name="gr1" draw:text-style-name="P2" svg:x1="3.325cm" svg:y1="6.759cm" svg:x2="0.97cm" svg:y2="7.738cm"><text:p/></draw:line><draw:line text:anchor-type="paragraph" draw:z-index="23" draw:name="Forma15" draw:style-name="gr1" draw:text-style-name="P2" svg:x1="4.595cm" svg:y1="6.971cm" svg:x2="5.627cm" svg:y2="7.765cm"><text:p/></draw:line><draw:custom-shape text:anchor-type="paragraph" draw:z-index="24" draw:name="Forma9" draw:style-name="gr3" svg:width="3.758cm" svg:height="0.583cm" svg:x="-1.199cm" svg:y="6.468cm"><text:p>201.222.5.8/29</text:p><draw:enhanced-geometry svg:viewBox="0 0 21600 21600" draw:type="rectangle" draw:enhanced-path="M 0 0 L 21600 0 21600 21600 0 21600 0 0 Z N"/></draw:custom-shape><draw:custom-shape text:anchor-type="paragraph" draw:z-index="25" draw:name="Forma9" draw:style-name="gr3" svg:width="3.758cm" svg:height="0.583cm" svg:x="5.389cm" svg:y="6.786cm"><text:p>201.222.5.0/29</text:p><draw:enhanced-geometry svg:viewBox="0 0 21600 21600" draw:type="rectangle" draw:enhanced-path="M 0 0 L 21600 0 21600 21600 0 21600 0 0 Z N"/></draw:custom-shape><draw:custom-shape text:anchor-type="paragraph" draw:z-index="26" draw:name="Forma16" draw:style-name="gr7" svg:width="3.017cm" svg:height="3.414cm" svg:x="-1.067cm" svg:y="9.723cm"><text:p>Serv. Oracle I – </text:p><text:p>201.222.5.70 </text:p><text:p>Serv. Oracle II – </text:p><text:p>201.222.5.71 </text:p><text:p>Serv. Oracle III – </text:p><text:p>201.222.5.72 </text:p><draw:enhanced-geometry svg:viewBox="0 0 21600 21600" draw:type="rectangle" draw:enhanced-path="M 0 0 L 21600 0 21600 21600 0 21600 0 0 Z N"/></draw:custom-shape><draw:custom-shape text:anchor-type="paragraph" draw:z-index="27" draw:name="Forma17" draw:style-name="gr6" svg:width="5.822cm" svg:height="2.488cm" svg:x="4.754cm" svg:y="9.723cm"><text:p>Serv. TomCat – 201.222.5.15</text:p><text:p>Serv. Arquivos – 201.222.5.16</text:p><text:p>Serv. Email – 201.222.5.17</text:p><text:p>Storage – 201.222.5.20</text:p><draw:enhanced-geometry svg:viewBox="0 0 21600 21600" draw:type="rectangle" draw:enhanced-path="M 0 0 L 21600 0 21600 21600 0 21600 0 0 Z N"/></draw:custom-shape><draw:line text:anchor-type="paragraph" draw:z-index="28" draw:name="Forma18" draw:style-name="gr1" draw:text-style-name="P2" svg:x1="5.891cm" svg:y1="8.797cm" svg:x2="6.235cm" svg:y2="9.723cm"><text:p/></draw:line><draw:line text:anchor-type="paragraph" draw:z-index="29" draw:name="Forma19" draw:style-name="gr1" draw:text-style-name="P2" svg:x1="1.368cm" svg:y1="8.982cm" svg:x2="0.415cm" svg:y2="9.723cm"><text:p/></draw:line><draw:polyline text:anchor-type="paragraph" draw:z-index="30" draw:name="Forma20" draw:style-name="gr1" draw:text-style-name="P2" svg:width="4.946cm" svg:height="3.904cm" draw:transform="skewX (-9.64200111052163E-017) rotate (-0.944572191179332) translate (1.73752333119959cm 8.58478011319815cm)" svg:viewBox="0 0 4947 3905" draw:points="0,0 3070,0 4785,3723 4947,3905"><text:p/></draw:polyline><draw:polyline text:anchor-type="paragraph" draw:z-index="31" draw:name="Forma21" draw:style-name="gr1" draw:text-style-name="P2" svg:width="5.124cm" svg:height="2.594cm" draw:transform="rotate (-1.9380136014145) translate (6.99053173053852cm 9.93986268765967cm)" svg:viewBox="0 0 5125 2595" draw:points="0,2595 2211,2595 4916,194 5125,0"><text:p/></draw:polyline><draw:custom-shape text:anchor-type="paragraph" draw:z-index="32" draw:name="Forma9" draw:style-name="gr3" svg:width="3.758cm" svg:height="0.583cm" svg:x="-0.776cm" svg:y="14.882cm"><text:p>LAN – PCS / imp.</text:p><draw:enhanced-geometry svg:viewBox="0 0 21600 21600" draw:type="rectangle" draw:enhanced-path="M 0 0 L 21600 0 21600 21600 0 21600 0 0 Z N"/></draw:custom-shape><draw:custom-shape text:anchor-type="paragraph" draw:z-index="33" draw:name="Forma9" draw:style-name="gr2" svg:width="6.324cm" svg:height="1.509cm" svg:x="3.854cm" svg:y="14.855cm"><text:p>ACCESS POINT – DISP. MÓVEIS</text:p><draw:enhanced-geometry svg:viewBox="0 0 21600 21600" draw:type="rectangle" draw:enhanced-path="M 0 0 L 21600 0 21600 21600 0 21600 0 0 Z N"/></draw:custom-shape><draw:custom-shape text:anchor-type="paragraph" draw:z-index="34" draw:name="Forma13" draw:style-name="gr5" svg:width="2.779cm" svg:height="1.244cm" svg:x="11.553cm" svg:y="7.844cm"><text:p>Switch 01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5" draw:name="Forma22" draw:style-name="gr1" draw:text-style-name="P2" svg:x1="11.95cm" svg:y1="7.394cm" svg:x2="12.611cm" svg:y2="8.082cm"><text:p/></draw:line><draw:custom-shape text:anchor-type="paragraph" draw:z-index="36" draw:name="Forma9" draw:style-name="gr3" svg:width="3.758cm" svg:height="0.583cm" svg:x="12.559cm" svg:y="7.05cm"><text:p>201.222.5.9/30</text:p><draw:enhanced-geometry svg:viewBox="0 0 21600 21600" draw:type="rectangle" draw:enhanced-path="M 0 0 L 21600 0 21600 21600 0 21600 0 0 Z N"/></draw:custom-shape><draw:custom-shape text:anchor-type="paragraph" draw:z-index="37" draw:name="Forma16" draw:style-name="gr4" svg:width="4.022cm" svg:height="2.303cm" svg:x="11.765cm" svg:y="9.723cm"><text:p>Serv. de Arquivos – </text:p><text:p>201.222.9.70</text:p><draw:enhanced-geometry svg:viewBox="0 0 21600 21600" draw:type="rectangle" draw:enhanced-path="M 0 0 L 21600 0 21600 21600 0 21600 0 0 Z N"/></draw:custom-shape><draw:line text:anchor-type="paragraph" draw:z-index="38" draw:name="Forma23" draw:style-name="gr1" draw:text-style-name="P2" svg:x1="13.115cm" svg:y1="8.955cm" svg:x2="13.327cm" svg:y2="9.722cm"><text:p/></draw:line><draw:polyline text:anchor-type="paragraph" draw:z-index="39" draw:name="Forma24" draw:style-name="gr1" draw:text-style-name="P2" svg:width="3.21cm" svg:height="4.169cm" draw:transform="rotate (-0.339292006587698) translate (13.8818055555556cm 8.69068055555556cm)" svg:viewBox="0 0 3211 4170" draw:points="0,0 2862,0 3211,4170"><text:p/></draw:polyline><draw:custom-shape text:anchor-type="paragraph" draw:z-index="40" draw:name="Forma9" draw:style-name="gr3" svg:width="3.758cm" svg:height="0.583cm" svg:x="12.268cm" svg:y="13.877cm"><text:p>LAN – PCS / imp.</text:p><draw:enhanced-geometry svg:viewBox="0 0 21600 21600" draw:type="rectangle" draw:enhanced-path="M 0 0 L 21600 0 21600 21600 0 21600 0 0 Z N"/></draw:custom-shape><draw:custom-shape text:anchor-type="paragraph" draw:z-index="41" draw:name="Forma9" draw:style-name="gr2" svg:width="6.324cm" svg:height="1.509cm" svg:x="11.739cm" svg:y="15.199cm"><text:p>ACCESS POINT – DISP. MÓVEIS</text:p><draw:enhanced-geometry svg:viewBox="0 0 21600 21600" draw:type="rectangle" draw:enhanced-path="M 0 0 L 21600 0 21600 21600 0 21600 0 0 Z N"/></draw:custom-shape><draw:polyline text:anchor-type="paragraph" draw:z-index="42" draw:name="Forma25" draw:style-name="gr1" draw:text-style-name="P2" svg:width="4.641cm" svg:height="5.814cm" draw:transform="skewX (6.90041595329997E-017) rotate (-0.377863783056773) translate (14.1993055555556cm 8.24088888888889cm)" svg:viewBox="0 0 4642 5815" draw:points="0,0 3729,0 4642,5815"><text:p/></draw:polyline><draw:custom-shape text:anchor-type="paragraph" draw:z-index="43" draw:name="Forma13" draw:style-name="gr5" svg:width="2.779cm" svg:height="1.244cm" svg:x="19.226cm" svg:y="7.897cm"><text:p>Switch 01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4" draw:name="Forma16" draw:style-name="gr4" svg:width="4.022cm" svg:height="2.303cm" svg:x="19.173cm" svg:y="9.828cm"><text:p>Serv. de Arquivos – </text:p><text:p>201.222.7.70</text:p><draw:enhanced-geometry svg:viewBox="0 0 21600 21600" draw:type="rectangle" draw:enhanced-path="M 0 0 L 21600 0 21600 21600 0 21600 0 0 Z N"/></draw:custom-shape><draw:line text:anchor-type="paragraph" draw:z-index="45" draw:name="Forma26" draw:style-name="gr1" draw:text-style-name="P2" svg:x1="18.962cm" svg:y1="6.759cm" svg:x2="20.417cm" svg:y2="8.055cm"><text:p/></draw:line><draw:line text:anchor-type="paragraph" draw:z-index="46" draw:name="Forma27" draw:style-name="gr1" draw:text-style-name="P2" svg:x1="20.364cm" svg:y1="9.14cm" svg:x2="20.787cm" svg:y2="10.198cm"><text:p/></draw:line><draw:custom-shape text:anchor-type="paragraph" draw:z-index="47" draw:name="Forma9" draw:style-name="gr3" svg:width="3.758cm" svg:height="0.583cm" svg:x="20.126cm" svg:y="6.759cm"><text:p>201.222.5.7/30</text:p><draw:enhanced-geometry svg:viewBox="0 0 21600 21600" draw:type="rectangle" draw:enhanced-path="M 0 0 L 21600 0 21600 21600 0 21600 0 0 Z N"/></draw:custom-shape><draw:custom-shape text:anchor-type="paragraph" draw:z-index="48" draw:name="Forma9" draw:style-name="gr3" svg:width="3.758cm" svg:height="0.583cm" svg:x="18.618cm" svg:y="13.585cm"><text:p>LAN – PCS / imp.</text:p><draw:enhanced-geometry svg:viewBox="0 0 21600 21600" draw:type="rectangle" draw:enhanced-path="M 0 0 L 21600 0 21600 21600 0 21600 0 0 Z N"/></draw:custom-shape><draw:custom-shape text:anchor-type="paragraph" draw:z-index="49" draw:name="Forma9" draw:style-name="gr2" svg:width="6.324cm" svg:height="1.509cm" svg:x="19.2cm" svg:y="14.882cm"><text:p>ACCESS POINT – DISP. MÓVEIS</text:p><draw:enhanced-geometry svg:viewBox="0 0 21600 21600" draw:type="rectangle" draw:enhanced-path="M 0 0 L 21600 0 21600 21600 0 21600 0 0 Z N"/></draw:custom-shape><draw:polyline text:anchor-type="paragraph" draw:z-index="50" draw:name="Forma28" draw:style-name="gr1" draw:text-style-name="P2" svg:width="1.983cm" svg:height="5.053cm" svg:x="21.634cm" svg:y="8.691cm" svg:viewBox="0 0 1984 5054" draw:points="0,0 1984,0 1984,5054 741,5054"><text:p/></draw:polyline><draw:polyline text:anchor-type="paragraph" draw:z-index="51" draw:name="Forma29" draw:style-name="gr1" draw:text-style-name="P2" svg:width="2.248cm" svg:height="6.719cm" svg:x="22.005cm" svg:y="8.162cm" svg:viewBox="0 0 2249 6720" draw:points="0,0 2249,0 2249,6720"><text:p/></draw:polylin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5T13:36:00.730553954</meta:creation-date>
    <dc:date>2019-11-25T17:21:42.676312498</dc:date>
    <meta:editing-duration>PT1M45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